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family="paragraph">
      <style:text-properties fo:background-color="#FFFF00"/>
    </style:style>
    <style:style style:name="P13" style:parent-style-name="Standard" style:family="paragraph">
      <style:text-properties fo:background-color="#FFFF00"/>
    </style:style>
    <style:style style:name="P14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Fecha de los talleres / exámenes:</text:p>
      <text:list text:style-name="LFO1" text:continue-numbering="true">
        <text:list-item>
          <text:p text:style-name="P2">20 febrero taller 1<text:s/></text:p>
        </text:list-item>
        <text:list-item>
          <text:p text:style-name="P3">06 de marzo taller 2</text:p>
        </text:list-item>
        <text:list-item>
          <text:p text:style-name="P4">10 de abril PARCIAL</text:p>
        </text:list-item>
        <text:list-item>
          <text:p text:style-name="P5">17 abril Taller 3</text:p>
        </text:list-item>
        <text:list-item>
          <text:p text:style-name="P6">08 de mayo Taller 4</text:p>
        </text:list-item>
        <text:list-item>
          <text:p text:style-name="P7">29 de mayo taller 5</text:p>
        </text:list-item>
        <text:list-item>
          <text:p text:style-name="P8">05 de junio FINAL</text:p>
        </text:list-item>
      </text:list>
      <text:p text:style-name="Standard"/>
      <text:p text:style-name="Standard"/>
      <text:p text:style-name="Standard">Moral: reglas de la vida.</text:p>
      <text:p text:style-name="Standard">Ética: la moral está o no bien<text:s/>aplicada.</text:p>
      <text:p text:style-name="Standard">Las habilidades que tenemos son los valores para afrontar la vida.</text:p>
      <text:p text:style-name="Standard"/>
      <text:list text:style-name="LFO2" text:continue-numbering="true">
        <text:list-item>
          <text:p text:style-name="P9">La religión.</text:p>
        </text:list-item>
        <text:list-item>
          <text:p text:style-name="P10">Somos una sociedad de derechos</text:p>
        </text:list-item>
        <text:list-item>
          <text:p text:style-name="P11">Democratización de la información: hemos cambiado el criterio por el sentimiento.</text:p>
        </text:list-item>
      </text:list>
      <text:p text:style-name="Standard"/>
      <text:p text:style-name="Standard">Todo esto entra en juego para la moral que nos<text:s/>rodea</text:p>
      <text:p text:style-name="Standard"/>
      <text:p text:style-name="Standard"/>
      <text:p text:style-name="P12">Taller 06 de marzo presencial</text:p>
      <text:p text:style-name="P13"/>
      <text:p text:style-name="Standard">En cuanto a cómo nos comportamos hay dos cosas:</text:p>
      <text:p text:style-name="Standard">El como nos comportamos por el deber ser, porque así lo rigen las normas, el manual de algún lugar o trabajo, y la segunda forma es por medio del consecuencialismo, es decir, dependiendo de las consecuencias es nuestro actuar.</text:p>
      <text:p text:style-name="Standard">Mecanismos de control a los que estamos son ciertos beneficios o bienestar para que el trabajador este “bien”, finalmente tiene como objetivo generar más ingresos.</text:p>
      <text:p text:style-name="Standard">Algunos son impuestos por la empresa, otros por los compañeros y algunos por nosotros mismos.</text:p>
      <text:p text:style-name="Standard"/>
      <text:p text:style-name="Standard"/>
      <text:p text:style-name="Standard"/>
      <text:p text:style-name="Standard"/>
      <text:p text:style-name="P14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dnote" style:display-name="End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drés Jovanny Henao Sánchez</dc:creator>
    <meta:creation-date>2023-02-06T18:00:00Z</meta:creation-date>
    <dc:date>2023-03-07T00:08:00Z</dc:date>
    <meta:template xlink:href="Normal.dotm" xlink:type="simple"/>
    <meta:editing-cycles>7</meta:editing-cycles>
    <meta:editing-duration>PT2940S</meta:editing-duration>
    <meta:document-statistic meta:page-count="1" meta:paragraph-count="2" meta:word-count="163" meta:character-count="1063" meta:row-count="7" meta:non-whitespace-character-count="902"/>
  </office:meta>
</office:document-meta>
</file>